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9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4.782cm"/>
    </style:style>
    <style:style style:name="co6" style:family="table-column">
      <style:table-column-properties fo:break-before="auto" style:column-width="6.717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5.833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3.87cm"/>
    </style:style>
    <style:style style:name="co12" style:family="table-column">
      <style:table-column-properties fo:break-before="auto" style:column-width="5.694cm"/>
    </style:style>
    <style:style style:name="co13" style:family="table-column">
      <style:table-column-properties fo:break-before="auto" style:column-width="3.261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3.814cm"/>
    </style:style>
    <style:style style:name="co16" style:family="table-column">
      <style:table-column-properties fo:break-before="auto" style:column-width="4.699cm"/>
    </style:style>
    <style:style style:name="co17" style:family="table-column">
      <style:table-column-properties fo:break-before="auto" style:column-width="4.61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language="en" fo:country="US" style:font-name-asian="TimesNewRomanPSMT" style:font-size-asian="12pt" style:language-asian="en" style:country-asian="US" style:font-name-complex="TimesNewRomanPSMT" style:font-size-complex="12pt" style:language-complex="en" style:country-complex="US"/>
    </style:style>
    <style:style style:name="ce2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ext-properties style:font-name="Arial" style:font-name-asian="TimesNewRomanPSMT" style:font-name-complex="TimesNewRomanPSMT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6" style:family="table-cell" style:parent-style-name="Default">
      <style:text-properties style:font-name="Arial" fo:font-size="10pt" style:font-name-asian="TimesNewRomanPSMT" style:font-size-asian="10pt" style:font-name-complex="TimesNewRomanPSM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TimesNewRomanPSMT" style:font-size-asian="10pt" style:font-name-complex="TimesNewRomanPSMT" style:font-size-complex="10pt"/>
    </style:style>
    <style:style style:name="T3" style:family="text">
      <style:text-properties style:font-name-asian="TimesNewRomanPSMT" style:font-size-asian="12pt" style:font-name-complex="TimesNewRomanPSMT" style:font-size-complex="12pt"/>
    </style:style>
  </office:automatic-styles>
  <office:body>
    <office:spreadsheet>
      <table:table table:name="Consultar datos generales del plebiscito - ESC0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n los datos de un plebiscito.</text:p>
          </table:table-cell>
        </table:table-row>
        <table:table-row table:style-name="ro1">
          <table:table-cell office:value-type="string">
            <text:p>Frame Seleccionar_Plebiscito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Combobox Grupo_de_Plebiscitos</text:p>
          </table:table-cell>
          <table:table-cell office:value-type="string">
            <text:p>Check "Plebiscito"</text:p>
          </table:table-cell>
        </table:table-row>
        <table:table-row table:style-name="ro1">
          <table:table-cell office:value-type="string">
            <text:p>Button Consultar_Plebiscit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inserta una fecha al calendario del plebiscito. Se colorea la fecha en el calendario.</text:p>
          </table:table-cell>
        </table:table-row>
        <table:table-row table:style-name="ro1">
          <table:table-cell office:value-type="string">
            <text:p>Frame Seleccionar_Plebiscito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Combobox Grupo_de_Plebiscitos</text:p>
          </table:table-cell>
          <table:table-cell office:value-type="string">
            <text:p>Check "Plebiscito"</text:p>
          </table:table-cell>
        </table:table-row>
        <table:table-row table:style-name="ro1">
          <table:table-cell office:value-type="string">
            <text:p>Button Consultar_Plebiscito</text:p>
          </table:table-cell>
          <table:table-cell office:value-type="string">
            <text:p>Click and Wait</text:p>
          </table:table-cell>
        </table:table-row>
        <table:table-row table:style-name="ro1">
          <table:table-cell office:value-type="string">
            <text:p>Tabla Calendario</text:p>
          </table:table-cell>
          <table:table-cell office:value-type="string">
            <text:p>Check "Fecha"</text:p>
          </table:table-cell>
        </table:table-row>
        <table:table-row table:style-name="ro1">
          <table:table-cell office:value-type="string">
            <text:p>TextField NotaFechaText</text:p>
          </table:table-cell>
          <table:table-cell office:value-type="string">
            <text:p>type "Nota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 de la fecha"</text:p>
          </table:table-cell>
        </table:table-row>
        <table:table-row table:style-name="ro1">
          <table:table-cell office:value-type="string">
            <text:p>Button Marcar_Fecha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</table:table>
      <table:table table:name="Consultar datos generales del plebiscito - ESC0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uestra un mensaje de error “No existen plebiscitos”.</text:p>
            <text:p/>
          </table:table-cell>
        </table:table-row>
        <table:table-row table:style-name="ro1">
          <table:table-cell office:value-type="string">
            <text:p>Button Consultar_Pelbiscito</text:p>
          </table:table-cell>
          <table:table-cell table:style-name="ce2"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dos veces el mensaje de error “No existen plebiscitos”.</text:p>
          </table:table-cell>
        </table:table-row>
        <table:table-row table:style-name="ro1">
          <table:table-cell office:value-type="string">
            <text:p>Button Consultar_Pelbiscito</text:p>
          </table:table-cell>
          <table:table-cell table:style-name="ce2"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  <table:table-row table:style-name="ro1">
          <table:table-cell office:value-type="string">
            <text:p>Button Consultar_Pelbiscito</text:p>
          </table:table-cell>
          <table:table-cell table:style-name="ce2"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</table:table>
      <table:table table:name="Consultar tendencias - ESC01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n una ventana con los datos de la tendencia (con miembros).</text:p>
          </table:table-cell>
        </table:table-row>
        <table:table-row table:style-name="ro1">
          <table:table-cell office:value-type="string">
            <text:p>Frame Consultar_tendencias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Combobox Grupo_de_Tendecias</text:p>
          </table:table-cell>
          <table:table-cell office:value-type="string">
            <text:p>Check "tendencia"</text:p>
          </table:table-cell>
        </table:table-row>
        <table:table-row table:style-name="ro1">
          <table:table-cell office:value-type="string">
            <text:p>Button Consultar_Tendencia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Retornar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Primero se muestra los datos de una tendencia para una votacion (con miembros). Luego la de una tendendencia de un referendo.</text:p>
          </table:table-cell>
        </table:table-row>
        <table:table-row table:style-name="ro1">
          <table:table-cell office:value-type="string">
            <text:p>Frame Consultar_tendencias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Combobox Grupo_de_Tendecias</text:p>
          </table:table-cell>
          <table:table-cell office:value-type="string">
            <text:p>Check "tendencia"</text:p>
          </table:table-cell>
        </table:table-row>
        <table:table-row table:style-name="ro1">
          <table:table-cell office:value-type="string">
            <text:p>Button Consultar_Tendencia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Retornar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Consultar_tendencias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Combobox Grupo_de_Tendecias</text:p>
          </table:table-cell>
          <table:table-cell office:value-type="string">
            <text:p>Check "tendencia referendo"</text:p>
          </table:table-cell>
        </table:table-row>
        <table:table-row table:style-name="ro1">
          <table:table-cell office:value-type="string">
            <text:p>Button Consultar_Tendencia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Retornar</text:p>
          </table:table-cell>
          <table:table-cell office:value-type="string">
            <text:p>clickAndWait</text:p>
          </table:table-cell>
        </table:table-row>
      </table:table>
      <table:table table:name="Consultar tendencias - ESC0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2" office:value-type="string">
            <text:p>No hay tendencias inscritas.Se muestra un mensaje de error.</text:p>
          </table:table-cell>
        </table:table-row>
        <table:table-row table:style-name="ro1">
          <table:table-cell office:value-type="string">
            <text:p>Button Consultar_Tendencia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hay tendencias inscritas.Se muestran 2 mensajes de error.</text:p>
          </table:table-cell>
        </table:table-row>
        <table:table-row table:style-name="ro1">
          <table:table-cell office:value-type="string">
            <text:p>Button Consultar_Tendencia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  <table:table-row table:style-name="ro1">
          <table:table-cell office:value-type="string">
            <text:p>Button Consultar_Tendencia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Exit</text:p>
          </table:table-cell>
          <table:table-cell office:value-type="string">
            <text:p>Close</text:p>
          </table:table-cell>
        </table:table-row>
      </table:table>
      <table:table table:name="Editar plebiscito - ESC01" table:style-name="ta1" table:print="false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editan y guardan los datos minimos requeridos del plebiscito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 editado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 editada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 editada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 editado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Edi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3" office:value-type="string">
            <text:p>Se edita el padrón del plebiscito cambiando el archivo elegido, editando una línea y agregando una persona al padrón.</text:p>
          </table:table-cell>
        </table:table-row>
        <table:table-row table:style-name="ro1">
          <table:table-cell office:value-type="string">
            <text:p>Button Editar_Padr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Table Inscribir_Personas</text:p>
          </table:table-cell>
          <table:table-cell table:style-name="ce4" office:value-type="string">
            <text:p><text:span text:style-name="T1">Type ("</text:span><text:span text:style-name="T2">apellido1, apellido2,Nombre, 123456789</text:span><text:span text:style-name="T1">")</text:span></text:p>
          </table:table-cell>
        </table:table-row>
        <table:table-row table:style-name="ro1">
          <table:table-cell office:value-type="string">
            <text:p>Button Inscribir_Persona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Table Inscribir_Personas</text:p>
          </table:table-cell>
          <table:table-cell office:value-type="string">
            <text:p>Click at<text:span text:style-name="T1">("</text:span><text:span text:style-name="T2">apellido1, apellido2,Nombre, 123456789</text:span><text:span text:style-name="T1">")</text:span></text:p>
          </table:table-cell>
        </table:table-row>
        <table:table-row table:style-name="ro1">
          <table:table-cell office:value-type="string">
            <text:p>Cell Click at<text:span text:style-name="T1">("</text:span><text:span text:style-name="T2">apellido1, apellido2,Nombre, 123456789</text:span><text:span text:style-name="T1">")</text:span></text:p>
          </table:table-cell>
          <table:table-cell table:style-name="ce1" office:value-type="string">
            <text:p><text:span text:style-name="T3">Type ( “apellido1, apellido2, nombreEditado, 987654321”)</text:span>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5" office:value-type="string">
            <text:p><text:span text:style-name="T3">Se cambia la fecha de discucion de plebiscito</text:span>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</table:table>
      <table:table table:name="Editar plebiscito - ESC02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2"/>
        </table:table-row>
        <table:table-row table:style-name="ro1">
          <table:table-cell office:value-type="string">
            <text:p>Resultados obtenidos</text:p>
          </table:table-cell>
          <table:table-cell table:number-columns-repeated="2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un mensaje de error "Falta de Datos requeridos" y se marcan todos los datos requeridos.</text:p>
          </table:table-cell>
          <table:table-cell table:style-name="ce3"/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  <table:table-cell/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  <table:table-cell/>
        </table:table-row>
        <table:table-row table:style-name="ro1">
          <table:table-cell office:value-type="string">
            <text:p>Table Inscribir_Personas</text:p>
          </table:table-cell>
          <table:table-cell table:style-name="ce4" office:value-type="string">
            <text:p><text:span text:style-name="T1">Type ("</text:span><text:span text:style-name="T2">apellido1, apellido2,Nombre, 123456789</text:span><text:span text:style-name="T1">")</text:span></text:p>
          </table:table-cell>
          <table:table-cell/>
        </table:table-row>
        <table:table-row table:style-name="ro1">
          <table:table-cell office:value-type="string">
            <text:p>Button Inscribir_Persona</text:p>
          </table:table-cell>
          <table:table-cell office:value-type="string">
            <text:p>clickAndWait</text:p>
          </table:table-cell>
          <table:table-cell/>
        </table:table-row>
        <table:table-row table:style-name="ro1">
          <table:table-cell office:value-type="string">
            <text:p>Button Cargar_Imagen</text:p>
          </table:table-cell>
          <table:table-cell office:value-type="string">
            <text:p>clickAndWait</text:p>
          </table:table-cell>
          <table:table-cell/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imagen.png")</text:p>
          </table:table-cell>
          <table:table-cell/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  <table:table-cell/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  <table:table-cell/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  <table:table-cell/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8"</text:p>
          </table:table-cell>
          <table:table-cell/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2"</text:p>
          </table:table-cell>
          <table:table-cell/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  <table:table-cell/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  <table:table-cell/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  <table:table-cell/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2000"</text:p>
          </table:table-cell>
          <table:table-cell/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  <table:table-cell/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  <table:table-cell/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  <table:table-cell/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  <table:table-cell/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  <table:table-cell/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  <table:table-cell/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  <table:table-cell/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  <table:table-cell/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  <table:table-cell/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CP-02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2"/>
        </table:table-row>
        <table:table-row table:style-name="ro1">
          <table:table-cell office:value-type="string">
            <text:p>Resultados obtenidos</text:p>
          </table:table-cell>
          <table:table-cell table:number-columns-repeated="2"/>
        </table:table-row>
        <table:table-row table:style-name="ro1">
          <table:table-cell office:value-type="string">
            <text:p>Resultados esperados</text:p>
          </table:table-cell>
          <table:table-cell table:style-name="ce6" office:value-type="string">
            <text:p>Se muestra un mensaje de error "Falta de Datos requeridos" y se marcan todos los datos requeridos no dados El campo del nombre no se marca). Se marca la falta de fecha de fin de periodo de discusion.</text:p>
          </table:table-cell>
          <table:table-cell/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 editado"</text:p>
          </table:table-cell>
          <table:table-cell/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  <table:table-cell/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  <table:table-cell/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  <table:table-cell/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  <table:table-cell/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  <table:table-cell/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  <table:table-cell/>
        </table:table-row>
      </table:table>
      <table:table table:name="Editar plebiscito - ESC03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s se traslapan". Se marcan las fechas de votacion e inscripcion por que se traslapan. (Todas las fechas se traslapan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4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1991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1999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8"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s se traslapan". Se marcan las fechas de votacion e inscripcion por que se traslapan. (Solo estas fechas se traslapan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8"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</table:table>
      <table:table table:name="Editar plebiscito - ESC04" table:style-name="ta1">
        <table:table-column table:style-name="co14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Periodo de fecha incorrecto". Se marcan todas las fechas.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1989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4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1991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2"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Periodo de fecha incorrecto". Se marca la fecha de votacion.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2"</text:p>
          </table:table-cell>
        </table:table-row>
        <table:table-row table:style-name="ro1">
          <table:table-cell office:value-type="string">
            <text:p>Button Guardar_Cambios</text:p>
          </table:table-cell>
          <table:table-cell office:value-type="string">
            <text:p>clickAndWait</text:p>
          </table:table-cell>
        </table:table-row>
      </table:table>
      <table:table table:name="Editar plebiscito - ESC05" table:style-name="ta1">
        <table:table-column table:style-name="co3" table:number-columns-repeated="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la ventana “Eliminar Plebiscito”. No se puede volver a seleccionar el plebiscito.</text:p>
          </table:table-cell>
        </table:table-row>
        <table:table-row table:style-name="ro1">
          <table:table-cell office:value-type="string">
            <text:p>Button Eliminar_Plebiscit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Eliminar_Plebiscito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</table:table>
      <table:table table:name="Inscribir plebiscito ciudadano - ESC01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todos los datos posibles.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Button Cargar_Image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imagen.png"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5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3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s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los datos minimos requeridos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los datos minimos requeridos y las fechas te los periodos. (Por lo tanto no hay padron ni imagenes)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5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3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s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los datos requeridos y un padron electoral.</text:span></text:p>
          </table:table-cell>
        </table:table-row>
        <table:table-row table:style-name="ro3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los datos requeridos y una imagen.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Cargar_Image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imagen.png")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6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crea y guarda un plebiscito con todos los datos posibles excepto la imagen.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5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3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s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rame Finalizar_Inscripcion</text:p>
          </table:table-cell>
          <table:table-cell office:value-type="string">
            <text:p>SelectFrame</text:p>
          </table:table-cell>
        </table:table-row>
        <table:table-row table:style-name="ro1">
          <table:table-cell office:value-type="string">
            <text:p>Button Ok</text:p>
          </table:table-cell>
          <table:table-cell office:value-type="string">
            <text:p>clickAndWait</text:p>
          </table:table-cell>
        </table:table-row>
      </table:table>
      <table:table table:name="Inscribir plebiscito ciudadano - ESC02" table:style-name="ta1">
        <table:table-column table:style-name="co3" table:number-columns-repeated="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muestar mensaje “Error faltan datos requeridos”. Se marcan todos los datos requeridos.</text:span>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Button Cargar_Image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imagen.png"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5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3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s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muestar mensaje “Error faltan datos requeridos”. Se marcan los datos requeridos faltantes (Todos excepto el nombre).</text:span></text:p>
          </table:table-cell>
        </table:table-row>
        <table:table-row table:style-name="ro1">
          <table:table-cell office:value-type="string">
            <text:p>TextField nombre</text:p>
          </table:table-cell>
          <table:table-cell office:value-type="string">
            <text:p>Type "Nombre"</text:p>
          </table:table-cell>
        </table:table-row>
        <table:table-row table:style-name="ro1">
          <table:table-cell office:value-type="string">
            <text:p>Button Cargar_Archivo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padron.txt")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table:style-name="ce1" office:value-type="string">
            <text:p><text:span text:style-name="T3">Se muestar mensaje “Error faltan datos requeridos”. Se marcan el dato requerido faltante (El nombre).</text:span></text:p>
          </table:table-cell>
        </table:table-row>
        <table:table-row table:style-name="ro1">
          <table:table-cell office:value-type="string">
            <text:p>TextField descripcion</text:p>
          </table:table-cell>
          <table:table-cell office:value-type="string">
            <text:p>Type "descripcion"</text:p>
          </table:table-cell>
        </table:table-row>
        <table:table-row table:style-name="ro1">
          <table:table-cell office:value-type="string">
            <text:p>TextField comunidad</text:p>
          </table:table-cell>
          <table:table-cell office:value-type="string">
            <text:p>Type "comunidad"</text:p>
          </table:table-cell>
        </table:table-row>
        <table:table-row table:style-name="ro1">
          <table:table-cell office:value-type="string">
            <text:p>TextField organizador</text:p>
          </table:table-cell>
          <table:table-cell office:value-type="string">
            <text:p>Type "Informacion organizador"</text:p>
          </table:table-cell>
        </table:table-row>
        <table:table-row table:style-name="ro1">
          <table:table-cell office:value-type="string">
            <text:p>Combobox tipo</text:p>
          </table:table-cell>
          <table:table-cell office:value-type="string">
            <text:p>Select("abierto")</text:p>
          </table:table-cell>
        </table:table-row>
        <table:table-row table:style-name="ro1">
          <table:table-cell office:value-type="string">
            <text:p>Button Cargar_Imagen</text:p>
          </table:table-cell>
          <table:table-cell office:value-type="string">
            <text:p>clickAndWait</text:p>
          </table:table-cell>
        </table:table-row>
        <table:table-row table:style-name="ro1">
          <table:table-cell office:value-type="string">
            <text:p>FileChooser Archivos</text:p>
          </table:table-cell>
          <table:table-cell office:value-type="string">
            <text:p>Select("imagen.png"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25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03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Inicio_Discus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20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6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2001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200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</table:table>
      <table:table table:name="Inscribir plebiscito ciudadano - ESC03" table:style-name="ta1">
        <table:table-column table:style-name="co3" table:number-columns-repeated="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s se traslapan". Se marcan las fechas de votacion e inscripcion por que se traslapan. (Todas las fechas se traslapan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4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1991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1999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8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s se traslapan". Se marcan las fechas de votacion e inscripcion por que se traslapan. (Solo estas fechas se traslapan)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2000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8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</table:table>
      <table:table table:name="Inscribir plebiscito ciudadano - ESC04" table:style-name="ta1">
        <table:table-column table:style-name="co3" table:number-columns-repeated="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Periodo de fecha incorrecto". Se marcan todas las fechas.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1989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4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1991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Periodo de fecha incorrecto". Se marcan las fechas de discusion e inscripcion.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1989"</text:p>
          </table:table-cell>
        </table:table-row>
        <table:table-row table:style-name="ro1">
          <table:table-cell office:value-type="string">
            <text:p>ComoBox Dia_Inicio_Discusion</text:p>
          </table:table-cell>
          <table:table-cell office:value-type="string">
            <text:p>Select "24"</text:p>
          </table:table-cell>
        </table:table-row>
        <table:table-row table:style-name="ro1">
          <table:table-cell office:value-type="string">
            <text:p>ComoBox Mes_Inicio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TextField Ano_Inicio_Discuion</text:p>
          </table:table-cell>
          <table:table-cell office:value-type="string">
            <text:p>type "1991"</text:p>
          </table:table-cell>
        </table:table-row>
        <table:table-row table:style-name="ro1">
          <table:table-cell office:value-type="string">
            <text:p>ComoBox Dia_Fin_Discusion</text:p>
          </table:table-cell>
          <table:table-cell office:value-type="string">
            <text:p>Select "05"</text:p>
          </table:table-cell>
        </table:table-row>
        <table:table-row table:style-name="ro1">
          <table:table-cell office:value-type="string">
            <text:p>ComoBox Mes_Fin_Discusion</text:p>
          </table:table-cell>
          <table:table-cell office:value-type="string">
            <text:p>Select "02"</text:p>
          </table:table-cell>
        </table:table-row>
        <table:table-row table:style-name="ro1">
          <table:table-cell office:value-type="string">
            <text:p>TextField Ano_Fin_Discus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Periodo de fecha incorrecto". Se marca la fecha de votacion.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</table:table>
      <table:table table:name="Inscribir plebiscito ciudadano - ESC05" table:style-name="ta1"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 anterior a la actual". Se marcan la fecha de inscripcion.</text:p>
          </table:table-cell>
        </table:table-row>
        <table:table-row table:style-name="ro1">
          <table:table-cell office:value-type="string">
            <text:p>ComoBox Dia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ComoBox Mes_Inicio_Votacion</text:p>
          </table:table-cell>
          <table:table-cell office:value-type="string">
            <text:p>Select "08"</text:p>
          </table:table-cell>
        </table:table-row>
        <table:table-row table:style-name="ro1">
          <table:table-cell office:value-type="string">
            <text:p>TextField Ano_Inicio_Votacion</text:p>
          </table:table-cell>
          <table:table-cell office:value-type="string">
            <text:p>type "1993"</text:p>
          </table:table-cell>
        </table:table-row>
        <table:table-row table:style-name="ro1">
          <table:table-cell office:value-type="string">
            <text:p>ComoBox Dia_Fin_Votacion</text:p>
          </table:table-cell>
          <table:table-cell office:value-type="string">
            <text:p>Select "30"</text:p>
          </table:table-cell>
        </table:table-row>
        <table:table-row table:style-name="ro1">
          <table:table-cell office:value-type="string">
            <text:p>ComoBox Mes_Fin_Vota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Votacion</text:p>
          </table:table-cell>
          <table:table-cell office:value-type="string">
            <text:p>type "1992"</text:p>
          </table:table-cell>
        </table:table-row>
        <table:table-row table:style-name="ro1">
          <table:table-cell office:value-type="string">
            <text:p>Button Finalizar_Inscripcion</text:p>
          </table:table-cell>
          <table:table-cell office:value-type="string">
            <text:p>clickAndWa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muestra mensaje "Fecha anterior a la actual". Se marca la fecha de votacion.</text:p>
          </table:table-cell>
        </table:table-row>
        <table:table-row table:style-name="ro1">
          <table:table-cell office:value-type="string">
            <text:p>ComoBox Dia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ComoBox Mes_Inicio_Inscripcion</text:p>
          </table:table-cell>
          <table:table-cell office:value-type="string">
            <text:p>Select "01"</text:p>
          </table:table-cell>
        </table:table-row>
        <table:table-row table:style-name="ro1">
          <table:table-cell office:value-type="string">
            <text:p>TextField Ano_Inicio_Inscripcion</text:p>
          </table:table-cell>
          <table:table-cell office:value-type="string">
            <text:p>type "1990"</text:p>
          </table:table-cell>
        </table:table-row>
        <table:table-row table:style-name="ro1">
          <table:table-cell office:value-type="string">
            <text:p>ComoBox Dia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ComoBox Mes_Fin_Inscripcion</text:p>
          </table:table-cell>
          <table:table-cell office:value-type="string">
            <text:p>Select "12"</text:p>
          </table:table-cell>
        </table:table-row>
        <table:table-row table:style-name="ro1">
          <table:table-cell office:value-type="string">
            <text:p>TextField Ano_Fin_Inscripcion</text:p>
          </table:table-cell>
          <table:table-cell office:value-type="string">
            <text:p>type "1992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34:49</meta:creation-date>
    <meta:editing-duration>PT6H35M9S</meta:editing-duration>
    <meta:editing-cycles>35</meta:editing-cycles>
    <meta:generator>LibreOffice/3.5$Windows_x86 LibreOffice_project/7e68ba2-a744ebf-1f241b7-c506db1-7d53735</meta:generator>
    <dc:date>2013-04-21T22:06:47.18</dc:date>
    <meta:document-statistic meta:table-count="14" meta:cell-count="976" meta:object-count="0"/>
    <meta:user-defined meta:name="Info 1"/>
    <meta:user-defined meta:name="Info 2"/>
    <meta:user-defined meta:name="Info 3"/>
    <meta:user-defined meta:name="Info 4"/>
  </office:meta>
</office:document-meta>
</file>